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8b33" officeooo:paragraph-rsid="00008b33"/>
    </style:style>
    <style:style style:name="P2" style:family="paragraph" style:parent-style-name="Standard">
      <style:text-properties officeooo:rsid="00025a9f" officeooo:paragraph-rsid="00025a9f"/>
    </style:style>
    <style:style style:name="P3" style:family="paragraph" style:parent-style-name="Standard">
      <style:text-properties officeooo:rsid="00025a9f" officeooo:paragraph-rsid="000426d5"/>
    </style:style>
    <style:style style:name="P4" style:family="paragraph" style:parent-style-name="Standard">
      <style:paragraph-properties fo:text-align="center" style:justify-single-word="false"/>
      <style:text-properties officeooo:rsid="000426d5" officeooo:paragraph-rsid="000426d5"/>
    </style:style>
    <style:style style:name="T1" style:family="text">
      <style:text-properties officeooo:rsid="00008b33"/>
    </style:style>
    <style:style style:name="T2" style:family="text">
      <style:text-properties officeooo:rsid="00025a9f"/>
    </style:style>
    <style:style style:name="T3" style:family="text">
      <style:text-properties officeooo:rsid="00042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anticle of the Turning</text:p>
      <text:p text:style-name="Standard"/>
      <text:p text:style-name="Standard"><text:tab/><text:span text:style-name="T1">Ab hurt. <text:s/>He hadn't moved in ten, no, fifteen minutes. <text:s/>Rectory chairs aren't built for comfort, since the Pastor didn't exactly want his priests loafing about in the rectory, though come to think of it, the Pastor didn't really want anything at all. <text:s/>He made up for it by making sure that nobody else wanted posessions of the material world, mostly by forbidding them, adding them to a list of forbidden items which he kept on his desktop, and meticulously updated, the most precise list Ab had seen. <text:s/>If the Pastor found “The Sun also Rises” underneath your bed, or in your sock drawer stuffed in between two pairs of briefs, or in your shoes, or jammed in your belt during consecration, he did not treat it as a violation of the rules. <text:s/>“The Sun Also Rises” wasn't on the list, even though every other Hemmingway book was. <text:s/>Of course he swiftly added it. <text:s/>Did he realize that he could ban every Hemmingway book?</text:span></text:p>
      <text:p text:style-name="Standard"><text:tab/>“<text:span text:style-name="T1">Father Ab..., hello, are you even listening to me, have you listened at all? <text:s/>I've been talking here for thirty minutes, and you've been staring me in the face looking all forgiving and sympathetic and you...”</text:span></text:p>
      <text:p text:style-name="Standard"/>
      <text:p text:style-name="Standard"><text:tab/><text:span text:style-name="T1">MY SOUL CRIES OUT, WITH A JOYFUL SHOUT,</text:span></text:p>
      <text:p text:style-name="Standard"><text:tab/> <text:s/><text:span text:style-name="T1">THAT THE GOD OF MY HEART IS GREAT,</text:span></text:p>
      <text:p text:style-name="Standard"><text:tab/> <text:s/><text:span text:style-name="T1">AND MY SPIRIT SINGS OF THE WONDEROUS THINGS</text:span></text:p>
      <text:p text:style-name="Standard"><text:tab/> <text:s/><text:span text:style-name="T1">THAT YOU BRING TO THE ONES WHO WAIT.</text:span></text:p>
      <text:p text:style-name="Standard"/>
      <text:p text:style-name="P1"><text:tab/>Ab's hand grabbed the head of a coat hanger, and he threw the vestments over his back as he strode out of the rectory, his feet leaving the ground even before the door finished closing. <text:s/>The entrance party said no words of reproach, but opened the main church doors as soon as he turned the corner. <text:s/>They left him to stagger up three steps, winded, with his vestments unbuttoned.</text:p>
      <text:p text:style-name="Standard"/>
      <text:p text:style-name="Standard"><text:tab/><text:span text:style-name="T1">YOU FIXED YOUR SIGHT ON YOUR SERVANT'S PLIGHT</text:span></text:p>
      <text:p text:style-name="Standard"><text:tab/> <text:s/><text:span text:style-name="T1">AND MY WEAKNESS YOU DID NOT SPURN,</text:span></text:p>
      <text:p text:style-name="Standard"><text:tab/> <text:s/><text:span text:style-name="T1">SO FRIM EAST TO WEST SHALL MY NAME BE BLEST,</text:span></text:p>
      <text:p text:style-name="Standard"><text:tab/> <text:s/><text:span text:style-name="T1">COULD THE WORLD BE ABOUT TO TURN?</text:span></text:p>
      <text:p text:style-name="Standard"/>
      <text:p text:style-name="Standard"><text:tab/><text:span text:style-name="T2">The entrance party took a steady pace, forcing Ab to briskly join them in the rear. <text:s/>Jane Korva carried the wine, while her good friend Mary took the eucharist. <text:s/>Jane's daughter Sarah held a banner that the kids had made, of felt and elmer's glue. <text:s/>They smeared the elmer's glue atop the banner in sizeable streaks, as if a fourteen-year-old boy had used the banner as a cumrag for three days. <text:s/>How could anybody see anything else when they looked at the banner? <text:s/>Ab saw sniggering at the ends of the pews, but when he looked, he only saw people pretending to sing.</text:span></text:p>
      <text:p text:style-name="Standard"/>
      <text:p text:style-name="Standard"><text:tab/><text:span text:style-name="T2">MY HEART SHALL SING OF THE DAY YOU BRING.</text:span></text:p>
      <text:p text:style-name="Standard"><text:tab/><text:span text:style-name="T2">LET THE FIRES OF YOUR JUSTICE BURN.</text:span></text:p>
      <text:p text:style-name="Standard"><text:tab/><text:span text:style-name="T2">WIPE AWAY ALL TEARS, FOR THE DAWN DRAWS NEAR,</text:span></text:p>
      <text:p text:style-name="Standard"><text:tab/><text:span text:style-name="T2">COULD THE WORLD BE ABOUT TO TURN?</text:span></text:p>
      <text:p text:style-name="Standard"/>
      <text:p text:style-name="Standard"><text:tab/><text:span text:style-name="T2">The homily notes are on my desk! <text:s/>Could I get them? <text:s/>Are they really on my desk? <text:s/>All I know is that they aren't in my pocket. <text:s/>I could ask Sarah to get them, she could run off during one of the readings and fetch it. <text:s/>Ab's shoe caught on a crack in the floor. <text:s/>For a moment, he was falling, but before he could flail the sensation was gone and his feet shuffled below him again.</text:span></text:p>
      <text:p text:style-name="Standard"/>
      <text:p text:style-name="Standard"><text:tab/><text:span text:style-name="T2">THOUGH I AM SMALL, MY GOD, MY ALL,</text:span></text:p>
      <text:p text:style-name="Standard"><text:tab/> <text:s/><text:span text:style-name="T2">YOU WORK GREAT THINGS IN ME.</text:span></text:p>
      <text:p text:style-name="Standard"><text:tab/> <text:s/><text:span text:style-name="T2">AND YOUR MERCY LASTS FROM THE DEPTHS OF THE PAST,</text:span></text:p>
      <text:p text:style-name="Standard"><text:tab/> <text:s/><text:span text:style-name="T2">TO THE END OF THE AGE TO BE</text:span></text:p>
      <text:p text:style-name="Standard"><text:soft-page-break/></text:p>
      <text:p text:style-name="Standard"><text:tab/><text:span text:style-name="T2">Jane Korva reached the steps in front of the altar, and scaled them while keeping her back vertical, and looking only ahead. <text:s/>Could she have my notes?, thought Ab. <text:s/>Jane placed the Wine into the creases that it lay in last Sunday, and then suddenly her gait became almost dainty. <text:s/>She nearly hopped, up, down, up, down, her strides when scaling the stairs the same height, the same bounce, as her strides on the flat marble above. <text:s/>The first few rows of pews were always the last to fill up, but Ab had never seen Jane Korva hesitate, she always took the first pew, and her eyes were not fixed on mine only during the consecration.</text:span></text:p>
      <text:p text:style-name="Standard"><text:tab/></text:p>
      <text:p text:style-name="Standard"><text:tab/><text:span text:style-name="T2">YOUR VERY NAME PUTS THE PROUD TO SHAME,</text:span></text:p>
      <text:p text:style-name="Standard"><text:tab/> <text:s/><text:span text:style-name="T2">AND TO THOSE WHO WOULD FOR YOU YEARN.</text:span></text:p>
      <text:p text:style-name="Standard"><text:tab/> <text:s/><text:span text:style-name="T2">YOU WILL SHOW YOUR MIGHT, PUT THE STRONG TO FLIGHT,</text:span></text:p>
      <text:p text:style-name="Standard"><text:tab/> <text:s/><text:span text:style-name="T2">FOR THE WORLD IS ABOUT TO TURN.</text:span></text:p>
      <text:p text:style-name="Standard"><text:tab/></text:p>
      <text:p text:style-name="Standard"><text:tab/><text:span text:style-name="T2">As Ab lifted his feet up the step, Sarah brushed past him. <text:s/>He turned to catch her attention, but she strode on and nestled in between Jane Korva and Mary. <text:s/>Jane Korva and Mary were inseperable, Ab had never seen them apart. <text:s/>He had never asked Mary's last name, he still did not know it. <text:s/>They both turned every conversation into a deep secret-sharing mutual therapy session. <text:s/>Ab had shared far too many of his real anxieties with Mary to tell her that he was nervous that she might learn that he doesn't know her last name. <text:s/>Why address that when Ab's depression, or Mary's latest artistic extremes, had gone uncovered? <text:s/>Ab decided the same thing every single time, and Mary still has no last name.</text:span></text:p>
      <text:p text:style-name="Standard"/>
      <text:p text:style-name="Standard"><text:tab/><text:span text:style-name="T2">MY HEART SHALL SING OF THE DAY YOU BRING.</text:span></text:p>
      <text:p text:style-name="P2"><text:tab/>LET THE FIRES OF YOUR JUSTICE BURN.</text:p>
      <text:p text:style-name="P2"><text:tab/>WIPE AWAY ALL TEARS, FOR THE DAW<text:span text:style-name="T3">N</text:span> DRAWS NEAR,</text:p>
      <text:p text:style-name="P2"><text:tab/>AND THE WORLD IS ABOUT TO TURN!</text:p>
      <text:p text:style-name="P2"/>
      <text:p text:style-name="P3"><text:tab/><text:span text:style-name="T3">Mary and Jane Korva are a couple. <text:s/>Why hadn't this occurred to me before, thought Ab. <text:s/>I must have been quite coy with them, although their lingering smile after the homily he preached on inclusiveness, their wordless thanks, their lingering hand-holding ten full seconds after “amen” ended the Our Father, and Sarah is their daughter. <text:s/>Nobody had ever needed Ab to know that they were a couple, and they wanted the Pastor to remain oblivious. <text:s/>So, I am left out, thought Ab.</text:span></text:p>
      <text:p text:style-name="P3"><text:span text:style-name="T3"><text:tab/>The crowd's singing had slowed, and now Ab could see everyone's eyes. <text:s/>The mass binder was already open, and quite readable. <text:s/>Ted, the choir director, was looking back at his choir when Ab met his eyes. <text:s/>Ab managed to exaggerate his usual gestures into a slight wave, but this was not enough to stop the choir.</text:span></text:p>
      <text:p text:style-name="P3"/>
      <text:p text:style-name="P3"><text:tab/><text:span text:style-name="T3">From the halls of power, to the FORTRESS TOWER,</text:span></text:p>
      <text:p text:style-name="P3"><text:tab/><text:span text:style-name="T3">NOT A STONE WILL BE LEFT ON STONE.</text:span></text:p>
      <text:p text:style-name="P3"><text:tab/><text:span text:style-name="T3">LET HTE KING BEWARE FOR YOUR JUSTICE TEARS</text:span></text:p>
      <text:p text:style-name="P3"><text:tab/><text:span text:style-name="T3">EVERY TYRANT FROM HIS THRONE.</text:span></text:p>
      <text:p text:style-name="P3"/>
      <text:p text:style-name="P3"><text:tab/><text:span text:style-name="T3">Ab saw a wide-eyed glance, a moment of confusion and page-ruffling. <text:s/>On Wednesday, Ted spoke at the general meeting on not boring the parish, on having short songs and good flow to the masses. <text:s/>Ab couldn't repreimand Ted more than Ted could.</text:span></text:p>
      <text:p text:style-name="P3"/>
      <text:p text:style-name="P3"><text:tab/><text:span text:style-name="T3">MY HEART SHALL SING OF THE DAY YOU BRING.</text:span></text:p>
      <text:p text:style-name="P3"><text:tab/><text:span text:style-name="T3">LET THE FIRES OF YOUR JUSTICE BURN.</text:span></text:p>
      <text:p text:style-name="P3"><text:tab/><text:span text:style-name="T3">WIPE AWAY ALL TEARS, FOR THE DAWN DRAWS NEAR,</text:span></text:p>
      <text:p text:style-name="P3"><text:tab/><text:span text:style-name="T3">AND THE WORLD IS ABOUT...TO...TURN...</text:span></text:p>
      <text:p text:style-name="P3"/>
      <text:p text:style-name="P3"><text:soft-page-break/><text:tab/><text:span text:style-name="T3">A pregnant pa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3T23:38:24.786779022</meta:creation-date>
    <dc:date>2014-12-24T00:27:10.015794874</dc:date>
    <meta:editing-duration>PT11M4S</meta:editing-duration>
    <meta:editing-cycles>1</meta:editing-cycles>
    <meta:document-statistic meta:table-count="0" meta:image-count="0" meta:object-count="0" meta:page-count="3" meta:paragraph-count="46" meta:word-count="1132" meta:character-count="6137" meta:non-whitespace-character-count="4939"/>
    <meta:generator>LibreOffice/4.2.7.2$Linux_x86 LibreOffice_project/420m0$Build-2</meta:generator>
  </office:meta>
</office:document-meta>
</file>